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The Jailbird's Song</text:h>
      <text:p text:style-name="Standard"/>
      <text:p text:style-name="Standard">On January 7, 1993 I was a broken man -- lost, hurt, angry, and confused. Locked in jail, my life already destroyed through drugs and crime, I had just received shattering news. <text:s/>The mother of my two youngest children had been murdered, stabbed to death by a male acquaintance and neighbor. <text:s/>Overwhelmed with grief and fear for my children, I, a hardened 41-year-old convict, stood sobbing for hours in front of everyone in the cellblock. <text:s/>How, I wondered, had I come to that point, and what was going to happen next? </text:p>
      <text:p text:style-name="Standard"/>
      <text:h text:style-name="Heading_20_2" text:outline-level="2">The Drunk's Kid</text:h>
      <text:p text:style-name="Standard">I was born in Paterson, New Jersey in 1951. <text:s/>My father was an alcoholic, and our story was about the same as that of most alcohol-plagued families. <text:s/>Money which should have bought groceries and clothing for us kids was spent day after day, night after night in the local bar. I was known in town as the drunk's kid, recognizable by my raggy clothes and holey shoes. Once when I was hungry and unable to find anything else in the house, I ate an entire jar of mayonnaise. <text:s/>I got so sick afterwards, that even today I cannot eat mayonnaise. </text:p>
      <text:p text:style-name="Standard"/>
      <text:p text:style-name="Standard">I loved my dad, and he must have loved me, because he named me, his youngest, after his best drinking buddy, a local police captain named Gilbert Pomeroy. <text:s/>He sometimes took me to the bar with him; there I sat for hours while he laughed and drank and hung out. <text:s/>His pals often took pity on me and bought me sodas to help me pass the time. <text:s/>Weary of the scene, I'd beg him to take me home. He'd always say "Just a little while longer." </text:p>
      <text:p text:style-name="Standard"/>
      <text:h text:style-name="Heading_20_2" text:outline-level="2">On The Streets</text:h>
      <text:p text:style-name="Standard">He died when I was nine. <text:s/>My mother raised me as best she could -- she sometimes took me to a Baptist church, and she tried to make me go to school. <text:s/>But I never got past 7th grade. <text:s/>After beating up a teacher and principal, I walked out and never came back. <text:s/>For some reason they didn't try to find me, even though I was only fourteen, below the legal age to quit school. </text:p>
      <text:p text:style-name="Standard"/>
      <text:p text:style-name="Standard">From that point I was on my own. <text:s/>I lived on and off the streets of Paterson, and lied about my age to get work. <text:s/>I thought I was tough and cool, and I gained respect on the streets, but my heart was empty. <text:s/>Later on I developed a drug addiction which lasted for 20 years. </text:p>
      <text:p text:style-name="Standard"/>
      <text:h text:style-name="Heading_20_2" text:outline-level="2">Drugs</text:h>
      <text:p text:style-name="Standard">I married and became the father of two beautiful children, Dottie and Gilbert Jr., whom I loved very much. <text:s/>But because of my drug addiction I lost everything I valued: <text:s/>first my sanity, then control, then in 1979 my wife and children. <text:s/>I missed Dottie's and Gilbert's childhood. </text:p>
      <text:p text:style-name="Standard"/>
      <text:p text:style-name="Standard">Finally I lost my freedom. Along with drug involvement comes an outlaw mentality and lifestyle, and my life was no exception. <text:s/>Drug dealing and other illegal activities kept me in and out of jail for years. </text:p>
      <text:p text:style-name="Standard"/>
      <text:p text:style-name="Standard">During that time I had another long-term relationship, resulting in two more children, Rebecca and Robert. <text:s/>When Rebecca and Robert were 5 and 6, while I was in jail, their mother was killed. <text:s/>They were left alone, and I couldn't do a thing about it. </text:p>
      <text:p text:style-name="Standard"/>
      <text:h text:style-name="Heading_20_2" text:outline-level="2"><text:soft-page-break/>Bible Studies</text:h>
      <text:p text:style-name="Standard">I had been attending a Bible study in the Morris County Jail, more from curiosity and boredom than anything else. <text:s/>But after this tragedy my attitude changed. <text:s/>Were there really answers, was there help in this "Christian" stuff? <text:s/>The man who conducted the Bible studies, known to everyone as "Brother Dick," visited and talked to me about the Lord Jesus Christ. <text:s/>That week he showed a movie, the film 'Jesus,' on the life of Christ. <text:s/></text:p>
      <text:p text:style-name="Standard"/>
      <text:p text:style-name="Standard">I was mesmerized by the story of this Man, this God come in person to His creation. <text:s/>His humility, His kindness, His love touched my heart. <text:s/>I watched, transfixed, as He was mocked, crowned King with a thorny halo, beaten, and nailed to a cross. <text:s/>This, then, was the answer! <text:s/>Jesus was taking the punishment for MY sin, the sin that had brought me this present degradation and sorrow. <text:s/>And His resurrection was my hope as well, the hope of a new life and an eternal future. </text:p>
      <text:p text:style-name="Standard"/>
      <text:h text:style-name="Heading_20_2" text:outline-level="2">The Savior</text:h>
      <text:p text:style-name="Standard">At the end of the movie Dick asked if anyone wanted to surrender to the Lord. <text:s/>Hardly realizing what I was doing, I found myself on my feet with tears in my eyes. <text:s/>That night, January 14, 1993, with a lost soul and a broken heart, I asked the Savior to forgive and help me, redeem me, and take over my life. 2 Corinthians 5:17 says, "If any man be in Christ, he is a new creature. <text:s/>Old things have passed away, behold, all things are become new." <text:s/></text:p>
      <text:p text:style-name="Standard"/>
      <text:p text:style-name="Standard">My new Master began right away. <text:s/>Guards and inmates alike were amazed to realize they could no longer count on me to steal food for them from the kitchen. <text:s/>And, while the pain of my recent loss was still fresh, I had peace instead of despair. <text:s/>And the Lord not only changed me, but He began straightening out my messed up life as well. </text:p>
      <text:p text:style-name="Standard"/>
      <text:h text:style-name="Heading_20_2" text:outline-level="2">My Children</text:h>
      <text:p text:style-name="Standard">My greatest dread at the moment was that my children would be separated and placed in foster homes. <text:s/>I frantically tried to locate them, and find someone to look after them, but was frustrated by jail regulations about phones and outside contacts. <text:s/>Unexpectedly, their aunt offered to keep them until I could care for them again. <text:s/>God had arranged what I, in my incarcerated helplessness, could not. <text:s/></text:p>
      <text:p text:style-name="Standard"/>
      <text:p text:style-name="Standard">Then I heard about a Christian drug recovery retreat, America's Keswick Colony of Mercy, in Whiting, New Jersey. <text:s/>The Colony is not a traditional rehabilitation program, but rather a place where men are taught to read, understand, and live the Scriptures. Dick assisted me with the application process, and I was accepted, pending the outcome of my case. </text:p>
      <text:p text:style-name="Standard"/>
      <text:h text:style-name="Heading_20_2" text:outline-level="2">Outside Prison Walls</text:h>
      <text:p text:style-name="Standard">After sentencing, I spent several months in prison, then returned to the county jail to await my release to the Keswick Colony. <text:s/>A four-day interval before I could be admitted to the Colony threatened to force me back to prison, but Dick offered to act as my custodian in his home and transport me personally to Keswick. <text:s/>Surprisingly, the judge agreed. </text:p>
      <text:p text:style-name="Standard"/>
      <text:p text:style-name="Standard">It was a warm June weekend when I began my walk with God outside prison walls. <text:s/>I went to church meetings, and my oldest daughter Dottie brought her little girl Desiree, along with my own little Rebecca and Robert, to see me. <text:s/>Witnessing our tearful and tender reunion was the woman who later would become my wife, though neither of us would have believed it at the time. </text:p>
      <text:p text:style-name="Standard"><text:soft-page-break/></text:p>
      <text:h text:style-name="Heading_20_2" text:outline-level="2">Christian Pills</text:h>
      <text:p text:style-name="Standard">Down at Keswick I had a major adjustment to make. <text:s/>Forty-one years of street life had left me unprepared for hanging around with Christians all the time. <text:s/>"What is with these people?" I wondered. <text:s/>"They act like they've been taking Christian pills." <text:s/>I hardly knew the difference between a chapter and a verse in the Bible, let alone any Christian doctrine, so it was all pretty strange to me at first. <text:s/>And the humility part! <text:s/>Humility was definitely not my thing, but the Lord faithfully took me in hand, and brothers admonished and taught me from Scripture and by example. <text:s/>I was also puzzled by the insincerity and hypocrisy of some, but the Lord did not allow that to stumble me, but rather let me see it for what it was. <text:s/></text:p>
      <text:p text:style-name="Standard"/>
      <text:p text:style-name="Standard">After three months I needed to figure out what to do next. <text:s/>The program was only 90 days, and I realized that a return to my old environment could very well mean a return to my old ways. <text:s/>Yet I wanted to be with my children. <text:s/>As I prayed and pondered my dilemma, a letter arrived from Dick inviting me to live at his house until I received further direction from the Lord. </text:p>
      <text:p text:style-name="Standard"/>
      <text:h text:style-name="Heading_20_2" text:outline-level="2">God's Plan</text:h>
      <text:p text:style-name="Standard">Once I settled in there, I took stock of my situation: <text:s/>no job, no home, no driver's license, no money, and no way to care for my kids. <text:s/>Things didn't look optimistic, but God had a plan, and He gave me peace. <text:s/>I couldn't help wondering though, "How is this new life ever going to work out?" </text:p>
      <text:p text:style-name="Standard"/>
      <text:p text:style-name="Standard">In the next town Dick's daughters were wondering too. <text:s/>"What can he do? <text:s/>He seems like he's in a hopeless situation." <text:s/>"Oh, he'll probably find someone and get married. <text:s/>Give him time." </text:p>
      <text:p text:style-name="Standard"/>
      <text:h text:style-name="Heading_20_2" text:outline-level="2">A Woman For You</text:h>
      <text:p text:style-name="Standard">If it hadn't been for the kids, I wouldn't have cared about getting married. <text:s/>But back in the county jail <text:s/>Dick had told me, "Trust me. <text:s/>The Lord has a woman for you." <text:s/>I was skeptical, but one day sitting in the gazebo at Keswick I had remembered his words, and talked to my new Friend about it. <text:s/>"Show me, Lord," I prayed, "if that is really true. <text:s/>I'll wait on You." </text:p>
      <text:p text:style-name="Standard"/>
      <text:p text:style-name="Standard">My new life was full. <text:s/>I rode trains each weekend to visit my children, and sometimes brought them back to spend the night and attend Sunday school. <text:s/>I borrowed a toolbox and walked around town knocking on doors, a sort of itinerant handyman, offering to do repairs. <text:s/>Although this was unheard of in that community, God showed His favor and people hired me. <text:s/>I began a small roofing business, and finally my driving privileges were restored. </text:p>
      <text:p text:style-name="Standard"/>
      <text:h text:style-name="Heading_20_2" text:outline-level="2">Can This Be?</text:h>
      <text:p text:style-name="Standard">From time to time I crossed paths with Lyn, Dick's oldest daughter. <text:s/>I had met her previously in the jail where she taught English as a Second Language and visited the Bible studies with her guitar. <text:s/>Though I found her attractive, she struck me as an arrogant snob, probably because, burned out on ex-convicts' self-made problems, she went out of her way to avoid me. </text:p>
      <text:p text:style-name="Standard"/>
      <text:p text:style-name="Standard">We became friends anyway, and one day, after helping her shovel snow from her driveway, I couldn't get her out of my mind. <text:s/>"Can this be?" I asked my Lord. <text:s/>"It can," He assured me. <text:s/>I hesitated, but knew I could never rest until I asked her. <text:s/>I tried to get her out on a date, but she was <text:soft-page-break/>always too busy. <text:s/>Finally, unable to stand the suspense any longer, I called her early one morning before she went to work, and asked her to marry me. </text:p>
      <text:p text:style-name="Standard"/>
      <text:h text:style-name="Heading_20_2" text:outline-level="2">Time To Pray</text:h>
      <text:p text:style-name="Standard">"Give me the day to pray about it," she answered, "but I don't think you have anything to worry about." <text:s/>And I didn't. <text:s/>The same God who spoke to me about her, had also opened her heart to me, though we had never gone out on a single date. <text:s/></text:p>
      <text:p text:style-name="Standard"/>
      <text:p text:style-name="Standard">Three weeks before our wedding my license was revoked again. <text:s/>Paying old tickets had triggered the resurrection of a 1977 driving violation, resulting in automatic suspension of my license. <text:s/>I wondered if I should tell Lyn, fearing she would cancel the wedding, but I mustered my courage and broke the news. <text:s/>We prayed together, and waited for God's deliverance. <text:s/>Little did we know then, this would become the pattern for our life together: <text:s/>frightening results from the past, followed by prayer, God's strength and deliverance, then deeper blessing. <text:s/>Psalm 50:15 has been our motto: <text:s/>"Call upon Me in the day of trouble, and I will deliver thee, and thou shalt glorify Me." <text:s/></text:p>
      <text:p text:style-name="Standard"/>
      <text:p text:style-name="Standard">The next day a roofing company around the corner offered me a job. <text:s/>There I worked until my license was again restored, and I was able to resume my own roofing business. </text:p>
      <text:p text:style-name="Standard"/>
      <text:h text:style-name="Heading_20_2" text:outline-level="2">Married</text:h>
      <text:p text:style-name="Standard">On April 17, 1994 Lyn and I were married, with great joy. <text:s/>Two months later, at the end of the school year, my dream came true as my children Rebecca and Robert moved home with us. <text:s/>The following February Kathleen Elizabeth was added to our family, and two years later tiny Victoria was born, three months early. <text:s/>Her name reflects the truth we have learned, and continue to learn, under the loving hand of our God, our Saviour, our Lord, and Friend: <text:s/>"Faith is the victory that overcomes the world." <text:s/>(from 1 John 5:4). <text:s/></text:p>
      <text:p text:style-name="Standard"/>
      <text:p text:style-name="Standard">Through many crises, too numerous to mention, He has brought us safely. <text:s/>He has never disappointed the trust we placed in Him, and He never will. <text:s/>See Psalm 34:22. </text:p>
      <text:p text:style-name="Standard"/>
      <text:p text:style-name="Standard">I came to know my Lord and Saviour at age 41. <text:s/>Looking back on my life, there are many things I regret, but what I regret most was that I lived those 41 years without knowing Him. </text:p>
      <text:p text:style-name="Standard"/>
      <text:p text:style-name="Standard">Joel 2:25 says the Lord will restore the years the locust has eaten. <text:s/>Forty-one years of my life were consumed by sin and lawlessness, but God continues to restore that which He "took not away" (Psalm 69:4). </text:p>
      <text:p text:style-name="Standard"/>
      <text:p text:style-name="Standard">"He brought me up out of a horrible pit ... and set my feet upon a rock, and established my steps. <text:s/>He has put a new song in my mouth -- praise to our God." <text:s/>Psalm 40:2,3. <text:s/>"This is my story, this is my song Praising my Savior all the day long." </text:p>
      <text:p text:style-name="Standard"/>
      <text:p text:style-name="Standard">For mor information about this story, write to exjail@gmail.com</text:p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6:31:36.269092803</meta:creation-date>
    <dc:date>2019-07-30T16:33:31.028600836</dc:date>
    <meta:editing-duration>PT2M3S</meta:editing-duration>
    <meta:editing-cycles>1</meta:editing-cycles>
    <meta:document-statistic meta:table-count="0" meta:image-count="0" meta:object-count="0" meta:page-count="4" meta:paragraph-count="48" meta:word-count="2183" meta:character-count="11900" meta:non-whitespace-character-count="9623"/>
    <meta:generator>LibreOffice/6.0.7.3$Linux_X86_64 LibreOffice_project/00m0$Build-3</meta:generator>
  </office:meta>
</office:document-meta>
</file>